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, Courier, monospace"/>
    <style:font-face style:name="Helvetica" svg:font-family="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04e" officeooo:paragraph-rsid="0013704e"/>
    </style:style>
    <style:style style:name="P2" style:family="paragraph" style:parent-style-name="Preformatted_20_Text">
      <style:text-properties fo:font-variant="normal" fo:text-transform="none" fo:color="#191919" style:font-name="Bitstream Vera Sans Mono" fo:font-size="9.75pt" fo:letter-spacing="normal" fo:font-style="normal" fo:font-weight="normal" officeooo:rsid="0013704e" officeooo:paragraph-rsid="0013704e"/>
    </style:style>
    <style:style style:name="P3" style:family="paragraph" style:parent-style-name="Preformatted_20_Text">
      <style:text-properties fo:font-variant="normal" fo:text-transform="none" fo:color="#191919" style:font-name="Bitstream Vera Sans Mono" fo:font-size="9.75pt" fo:letter-spacing="normal" fo:font-style="normal" fo:font-weight="normal" officeooo:paragraph-rsid="0013704e"/>
    </style:style>
    <style:style style:name="P4" style:family="paragraph" style:parent-style-name="Preformatted_20_Text">
      <style:text-properties fo:font-variant="normal" fo:text-transform="none" fo:color="#191919" style:font-name="Bitstream Vera Sans Mono" fo:font-size="9.75pt" fo:letter-spacing="normal" fo:font-style="normal" fo:font-weight="normal" officeooo:paragraph-rsid="0013704e" loext:padding="0in" loext:border="none"/>
    </style:style>
    <style:style style:name="P5" style:family="paragraph" style:parent-style-name="Preformatted_20_Text">
      <style:text-properties fo:font-variant="normal" fo:text-transform="none" fo:color="#191919" style:font-name="Bitstream Vera Sans Mono" fo:font-size="9.75pt" fo:letter-spacing="normal" fo:font-style="normal" fo:font-weight="bold" officeooo:paragraph-rsid="0013704e" loext:padding="0in" loext:border="none"/>
    </style:style>
    <style:style style:name="P6" style:family="paragraph" style:parent-style-name="Preformatted_20_Text">
      <style:text-properties fo:font-variant="normal" fo:text-transform="none" fo:color="#191919" fo:letter-spacing="normal" officeooo:paragraph-rsid="0013704e"/>
    </style:style>
    <style:style style:name="T1" style:family="text">
      <style:text-properties officeooo:rsid="0013704e"/>
    </style:style>
    <style:style style:name="T2" style:family="text">
      <style:text-properties fo:color="#333333"/>
    </style:style>
    <style:style style:name="T3" style:family="text">
      <style:text-properties fo:color="#333333" style:font-name="Helvetica" fo:font-size="12pt"/>
    </style:style>
    <style:style style:name="T4" style:family="text">
      <style:text-properties fo:color="#333333" style:font-name="Helvetica" fo:font-size="12pt" fo:font-style="normal" fo:font-weight="normal"/>
    </style:style>
    <style:style style:name="T5" style:family="text">
      <style:text-properties fo:color="#333333" style:font-name="Helvetica" fo:font-size="12pt" fo:font-style="normal" fo:font-weight="normal" officeooo:rsid="0013704e"/>
    </style:style>
    <style:style style:name="T6" style:family="text">
      <style:text-properties fo:color="#333333" style:font-name="Helvetica" fo:font-size="12pt" officeooo:rsid="0013704e"/>
    </style:style>
    <style:style style:name="T7" style:family="text">
      <style:text-properties fo:color="#333333" officeooo:rsid="0013704e"/>
    </style:style>
    <style:style style:name="T8" style:family="text">
      <style:text-properties style:font-name="Bitstream Vera Sans Mono" fo:font-size="9.75pt" fo:font-style="normal" fo:font-weight="normal" officeooo:rsid="001370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p text:style-name="P1"/>
      <text:p text:style-name="P1">git init</text:p>
      <text:p text:style-name="P1">git status</text:p>
      <text:p text:style-name="P1">git add &lt;file&gt;</text:p>
      <text:p text:style-name="P2">$ git commit -m "&lt;commit&gt;"</text:p>
      <text:p text:style-name="P1">git log</text:p>
      <text:p text:style-name="P6"><text:span text:style-name="T8">$ git remote add &lt;name&gt; &lt;url&gt; : dat ten cho </text:span><text:span text:style-name="T2"> </text:span><text:span text:style-name="T4">repository. (ori</text:span><text:span text:style-name="T5">gin)</text:span></text:p>
      <text:p text:style-name="P3"><text:span text:style-name="T1">git push &lt;repository&gt; &lt;refspec&gt;... : </text:span><text:span text:style-name="T3">refspec </text:span><text:span text:style-name="T6">la branch(master)</text:span></text:p>
      <text:p text:style-name="P3"><text:span text:style-name="T6"/></text:p>
      <text:p text:style-name="P3"><text:span text:style-name="T6">$ git clone &lt;repository&gt; &lt;directory&gt;</text:span></text:p>
      <text:p text:style-name="P3"><text:span text:style-name="T6">$ git pull &lt;repository&gt; &lt;refspec&gt;...</text:span></text:p>
      <text:p text:style-name="P5"><text:span text:style-name="T6">git branch issue1: tao branch</text:span></text:p>
      <text:p text:style-name="P5"><text:span text:style-name="T6"><text:s/></text:span><text:span text:style-name="T7">git checkout issue1: chuyển đổi branch</text:span></text:p>
      <text:p text:style-name="P4"><text:span text:style-name="T7">git merge &lt; commit&gt;: tên nhánh</text:span></text:p>
      <text:p text:style-name="P5"><text:span text:style-name="T7">git branch -d issue1: xóa branch</text:span></text:p>
      <text:p text:style-name="P5"><text:span text:style-name="T7">git rebase master</text:span></text:p>
      <text:p text:style-name="P5"><text:span text:style-name="T7"/></text:p>
      <text:p text:style-name="P4"><text:span text:style-name="T7"/></text:p>
      <text:p text:style-name="P4"><text:span text:style-name="T7"/></text:p>
      <text:p text:style-name="P5"><text:span text:style-name="T7"/></text:p>
      <text:p text:style-name="P5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, Courier, monospace"/>
    <style:font-face style:name="Helvetica" svg:font-family="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08:37:27.154487868</meta:creation-date>
    <dc:date>2019-10-11T08:47:32.964340785</dc:date>
    <meta:editing-duration>PT10M8S</meta:editing-duration>
    <meta:editing-cycles>1</meta:editing-cycles>
    <meta:document-statistic meta:table-count="0" meta:image-count="0" meta:object-count="0" meta:page-count="1" meta:paragraph-count="15" meta:word-count="71" meta:character-count="414" meta:non-whitespace-character-count="356"/>
    <meta:generator>LibreOffice/6.2.7.1$Linux_X86_64 LibreOffice_project/20$Build-1</meta:generator>
  </office:meta>
</office:document-meta>
</file>